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407927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ase study</text:p>
          </table:table-cell>
          <table:table-cell table:style-name="ce1" office:value-type="string" calcext:value-type="string">
            <text:p>Param.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|E|</text:p>
          </table:table-cell>
          <table:table-cell table:style-name="ce1" office:value-type="string" calcext:value-type="string">
            <text:p>|E’,C| 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Buf (Ratsy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ation Robot (Lafhis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Cell (Lafhi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iz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sing assum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ker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envir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 (SyntCom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onger goal</text:p>
          </table:table-cell>
          <table:table-cell table:number-columns-repeated="3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1:00:44.056734690</meta:creation-date>
    <dc:date>2020-04-14T11:13:24.452697614</dc:date>
    <meta:editing-duration>PT2M10S</meta:editing-duration>
    <meta:editing-cycles>2</meta:editing-cycles>
    <meta:generator>LibreOffice/6.0.7.3$Linux_X86_64 LibreOffice_project/00m0$Build-3</meta:generator>
    <meta:document-statistic meta:table-count="1" meta:cell-count="186" meta:object-count="0"/>
  </office:meta>
</office:document-meta>
</file>